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3.89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2.62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8.973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3.408cm" fo:min-width="8.201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top" draw:auto-grow-height="false" fo:min-height="2.873cm" fo:min-width="2.623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333cm" fo:min-width="0.50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14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2.873cm" fo:min-width="1.35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0cm" fo:min-width="1.756cm" fo:padding-top="0.139cm" fo:padding-bottom="0.139cm" fo:padding-left="0.264cm" fo:padding-right="0.264cm"/>
    </style:style>
    <style:style style:name="gr10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0.714cm" fo:min-width="8.201cm" fo:padding-top="0.152cm" fo:padding-bottom="0.152cm" fo:padding-left="0.277cm" fo:padding-right="0.277cm"/>
      <style:paragraph-properties style:writing-mode="lr-tb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435cm" fo:min-width="0.749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2.238cm" fo:min-width="3.893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968cm" fo:min-width="1.353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1cm" fo:min-width="3.893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3.893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2.623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0.968cm" fo:min-width="3.605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0000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000000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0000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0000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000000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000000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000000" draw:marker-start-width="0.321cm" draw:marker-end="Arrowheads_20_18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000000" draw:marker-start="Arrowheads_20_19" draw:marker-start-width="0.421cm" draw:marker-end="Arrowheads_20_20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000000" draw:marker-start="Arrowheads_20_23" draw:marker-start-width="0.421cm" draw:marker-end="Arrowheads_20_24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39cm"/>
      <style:paragraph-properties style:writing-mode="lr-tb"/>
    </style:style>
    <style:style style:name="gr33" style:family="graphic" style:parent-style-name="objectwithoutfill">
      <style:graphic-properties svg:stroke-width="0.081cm" svg:stroke-color="#000000" draw:marker-start-width="0.321cm" draw:marker-end="Arrowheads_20_29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35cm" svg:stroke-color="#000000" draw:marker-start-width="0.252cm" draw:marker-end="Arrowheads_20_31" draw:marker-end-width="0.3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svg:stroke-color="#000000" draw:marker-start-width="0.252cm" draw:marker-end="Arrowheads_20_32" draw:marker-end-width="0.352cm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000000" draw:marker-start-width="0.252cm" draw:marker-end="Arrowheads_20_33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svg:stroke-color="#000000" draw:marker-start-width="0.252cm" draw:marker-end="Arrowheads_20_34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0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3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5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78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34cm"/>
      <style:paragraph-properties style:writing-mode="lr-tb"/>
    </style:style>
    <style:style style:name="gr44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0.968cm" fo:min-width="1.7cm" fo:padding-top="0.151cm" fo:padding-bottom="0.151cm" fo:padding-left="0.276cm" fo:padding-right="0.276cm"/>
      <style:paragraph-properties style:writing-mode="lr-tb"/>
    </style:style>
    <style:style style:name="gr45" style:family="graphic" style:parent-style-name="objectwithoutfill">
      <style:graphic-properties svg:stroke-width="0.035cm" svg:stroke-color="#000000" draw:marker-start-width="0.252cm" draw:marker-end="Arrowheads_20_35" draw:marker-end-width="0.352cm" draw:fill="none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000000" draw:marker-start-width="0.252cm" draw:marker-end="Arrowheads_20_36" draw:marker-end-width="0.352cm" draw:fill="non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000000" draw:marker-start-width="0.252cm" draw:marker-end="Arrowheads_20_37" draw:marker-end-width="0.352cm" draw:fill="none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svg:stroke-color="#000000" draw:marker-start-width="0.252cm" draw:marker-end="Arrowheads_20_38" draw:marker-end-width="0.3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85cm"/>
      <style:paragraph-properties style:writing-mode="lr-tb"/>
    </style:style>
    <style:style style:name="gr50" style:family="graphic" style:parent-style-name="objectwithoutfill">
      <style:graphic-properties svg:stroke-width="0.081cm" svg:stroke-color="#000000" draw:marker-start-width="0.321cm" draw:marker-end="Arrowheads_20_39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objectwithoutfill">
      <style:graphic-properties svg:stroke-width="0.081cm" svg:stroke-color="#000000" draw:marker-start-width="0.321cm" draw:marker-end="Arrowheads_20_41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solid" draw:stroke-dash="Long_20_Dash" svg:stroke-width="0.035cm" svg:stroke-color="#000000" draw:marker-start-width="0.252cm" draw:marker-end-width="0.252cm" svg:stroke-linecap="butt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53" style:family="graphic" style:parent-style-name="standard">
      <style:graphic-properties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54" style:family="graphic" style:parent-style-name="objectwithoutfill">
      <style:graphic-properties svg:stroke-width="0.159cm" svg:stroke-color="#000000" draw:marker-start-width="0.438cm" draw:marker-end="Arrowheads_20_42" draw:marker-end-width="0.538cm" draw:fill="none" draw:textarea-vertical-align="middle" fo:padding-top="0.204cm" fo:padding-bottom="0.204cm" fo:padding-left="0.329cm" fo:padding-right="0.3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433cm" fo:min-width="0.332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59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loext:graphic-properties draw:fill="solid" draw:fill-color="#ffe994"/>
      <style:paragraph-properties fo:text-align="center" style:writing-mode="lr-tb"/>
    </style:style>
    <style:style style:name="P4" style:family="paragraph">
      <loext:graphic-properties draw:fill="solid" draw:fill-color="#b4c7dc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ffe994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e16173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ffe994"/>
      <style:paragraph-properties fo:text-align="center" style:writing-mode="lr-tb"/>
      <style:text-properties fo:font-size="18pt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2" draw:layer="layout" svg:width="4.445cm" svg:height="6.985cm" svg:x="20.385cm" svg:y="3.81cm">
              <text:p text:style-name="P1">Memory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21.02cm" svg:y="5.98cm">
              <text:p text:style-name="P1"><text:span text:style-name="T1">Pr</text:span><text:span text:style-name="T1">og</text:span><text:span text:style-name="T1">ra</text:span><text:span text:style-name="T1">m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21.02cm" svg:y="7.985cm">
              <text:p text:style-name="P1"><text:span text:style-name="T1">Da</text:span><text:span text:style-name="T1">t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9.525cm" svg:height="6.985cm" svg:x="8.945cm" svg:y="3.81cm">
              <text:p text:style-name="P1">CPU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8.755cm" svg:height="3.712cm" svg:x="9.414cm" svg:y="6.67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4" draw:layer="layout" svg:width="3.175cm" svg:height="3.175cm" svg:x="14.66cm" svg:y="6.985cm">
                <text:p text:style-name="P1"><text:span text:style-name="T2">Re</text:span><text:span text:style-name="T2">gist</text:span><text:span text:style-name="T2">ers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1.059cm" svg:height="0.635cm" svg:x="15.718cm" svg:y="7.82cm">
                <text:p text:style-name="P1"><text:span text:style-name="T3">R</text:span><text:span text:style-name="T4">1</text:span></text:p>
                <draw:enhanced-geometry svg:viewBox="0 0 21600 21600" draw:type="rectangle" draw:enhanced-path="M 0 0 L 21600 0 21600 21600 0 21600 0 0 Z N"/>
              </draw:custom-shape>
              <draw:frame draw:style-name="gr7" draw:text-style-name="P6" draw:layer="layout" svg:width="0.784cm" svg:height="0.763cm" svg:x="15.812cm" svg:y="8.447cm">
                <draw:text-box>
                  <text:p><text:span text:style-name="T2">⋮</text:span></text:p>
                </draw:text-box>
              </draw:frame>
              <draw:custom-shape draw:style-name="gr6" draw:text-style-name="P5" draw:layer="layout" svg:width="1.059cm" svg:height="0.635cm" svg:x="15.718cm" svg:y="9.297cm">
                <text:p text:style-name="P1"><text:span text:style-name="T3">R</text:span><text:span text:style-name="T4">n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4" draw:layer="layout" svg:width="1.905cm" svg:height="3.175cm" svg:x="9.743cm" svg:y="6.985cm">
              <text:p text:style-name="P1">AL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2.54cm" svg:height="0.935cm" svg:x="11.897cm" svg:y="8.055cm">
              <text:p/>
  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3" draw:layer="layout" svg:width="8.755cm" svg:height="1.018cm" svg:x="9.418cm" svg:y="5.08cm">
              <text:p text:style-name="P1"><text:span text:style-name="T5">C</text:span><text:span text:style-name="T5">o</text:span><text:span text:style-name="T5">n</text:span><text:span text:style-name="T5">t</text:span><text:span text:style-name="T5">r</text:span><text:span text:style-name="T5">o</text:span><text:span text:style-name="T5">l </text:span><text:span text:style-name="T5">U</text:span><text:span text:style-name="T5">n</text:span><text:span text:style-name="T5">i</text:span><text:span text:style-name="T5">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4.445cm" svg:height="6.985cm" svg:x="2.54cm" svg:y="3.81cm">
              <text:p text:style-name="P1">IO</text:p>
              <draw:enhanced-geometry svg:viewBox="0 0 21600 21600" draw:type="rectangle" draw:enhanced-path="M 0 0 L 21600 0 21600 21600 0 21600 0 0 Z N"/>
            </draw:custom-shape>
            <draw:custom-shape draw:style-name="gr2" draw:text-style-name="P9" draw:layer="layout" svg:width="3.175cm" svg:height="1.27cm" svg:x="3.175cm" svg:y="5.98cm">
              <text:p text:style-name="P8"><text:span text:style-name="T2">O</text:span><text:span text:style-name="T2">ut</text:span><text:span text:style-name="T2">p</text:span><text:span text:style-name="T2">ut </text:span><text:span text:style-name="T2">D</text:span><text:span text:style-name="T2">e</text:span><text:span text:style-name="T2">vi</text:span><text:span text:style-name="T2">c</text:span><text:span text:style-name="T2">e</text:span><text:span text:style-name="T2">s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3.175cm" svg:y="7.985cm">
              <text:p text:style-name="P1"><text:span text:style-name="T2">In</text:span><text:span text:style-name="T2">p</text:span><text:span text:style-name="T2">ut </text:span><text:span text:style-name="T2">D</text:span><text:span text:style-name="T2">e</text:span><text:span text:style-name="T2">vi</text:span><text:span text:style-name="T2">c</text:span><text:span text:style-name="T2">e</text:span><text:span text:style-name="T2">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7" draw:layer="layout" svg:width="1.905cm" svg:height="1.27cm" svg:x="6.985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7" draw:layer="layout" svg:width="1.905cm" svg:height="1.27cm" svg:x="18.492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3" draw:text-style-name="P2" draw:layer="layout" svg:width="9.525cm" svg:height="6.985cm" svg:x="9.515cm" svg:y="3.81cm">
            <text:p text:style-name="P1">CPU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8.755cm" svg:height="3.712cm" svg:x="9.984cm" svg:y="6.67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4" draw:layer="layout" svg:width="3.175cm" svg:height="3.175cm" svg:x="15.23cm" svg:y="6.985cm">
              <text:p text:style-name="P1"><text:span text:style-name="T2">Register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059cm" svg:height="0.635cm" svg:x="16.288cm" svg:y="7.82cm">
              <text:p text:style-name="P1"><text:span text:style-name="T3">R</text:span><text:span text:style-name="T4">1</text:span></text:p>
              <draw:enhanced-geometry svg:viewBox="0 0 21600 21600" draw:type="rectangle" draw:enhanced-path="M 0 0 L 21600 0 21600 21600 0 21600 0 0 Z N"/>
            </draw:custom-shape>
            <draw:frame draw:style-name="gr7" draw:text-style-name="P6" draw:layer="layout" svg:width="0.784cm" svg:height="0.763cm" svg:x="16.382cm" svg:y="8.447cm">
              <draw:text-box>
                <text:p><text:span text:style-name="T2">⋮</text:span></text:p>
              </draw:text-box>
            </draw:frame>
            <draw:custom-shape draw:style-name="gr6" draw:text-style-name="P5" draw:layer="layout" svg:width="1.059cm" svg:height="0.635cm" svg:x="16.288cm" svg:y="9.297cm">
              <text:p text:style-name="P1"><text:span text:style-name="T3">R</text:span><text:span text:style-name="T4">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4" draw:layer="layout" svg:width="1.905cm" svg:height="3.175cm" svg:x="10.313cm" svg:y="6.985cm">
            <text:p text:style-name="P1">ALU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2.54cm" svg:height="0.935cm" svg:x="12.467cm" svg:y="8.055cm">
            <text:p/>
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3" draw:layer="layout" svg:width="8.755cm" svg:height="1.018cm" svg:x="9.988cm" svg:y="5.08cm">
            <text:p text:style-name="P1"><text:span text:style-name="T5">Control Uni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445cm" svg:height="6.985cm" svg:x="3.11cm" svg:y="3.81cm">
            <text:p text:style-name="P1">IO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3.175cm" svg:height="1.27cm" svg:x="3.745cm" svg:y="5.98cm">
            <text:p text:style-name="P8"><text:span text:style-name="T2">Output Devic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27cm" svg:x="3.745cm" svg:y="7.985cm">
            <text:p text:style-name="P1"><text:span text:style-name="T2">Input Devices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7" draw:layer="layout" svg:width="1.905cm" svg:height="1.27cm" svg:x="7.555cm" svg:y="6.98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7" draw:layer="layout" svg:width="1.905cm" svg:height="1.27cm" svg:x="19.05cm" svg:y="8.89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4.445cm" svg:height="2.54cm" svg:x="20.955cm" svg:y="3.81cm">
          <text:p text:style-name="P1">Program Memory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445cm" svg:height="2.54cm" svg:x="20.955cm" svg:y="8.255cm">
          <text:p text:style-name="P1">Data <text:line-break/>Memory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905cm" svg:height="1.27cm" svg:x="19.04cm" svg:y="4.44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4" draw:text-style-name="P5" xml:id="id13" draw:id="id13" draw:layer="layout" svg:width="1.905cm" svg:height="1.27cm" svg:x="11.551cm" svg:y="12.7cm">
          <text:p text:style-name="P1">SP</text:p>
          <draw:enhanced-geometry svg:viewBox="0 0 21600 21600" draw:type="rectangle" draw:enhanced-path="M 0 0 L 21600 0 21600 21600 0 21600 0 0 Z N"/>
        </draw:custom-shape>
        <draw:custom-shape draw:style-name="gr14" draw:text-style-name="P5" xml:id="id10" draw:id="id10" draw:layer="layout" svg:width="1.905cm" svg:height="1.27cm" svg:x="16.956cm" svg:y="4.936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4" draw:text-style-name="P5" xml:id="id3" draw:id="id3" draw:layer="layout" svg:width="1.905cm" svg:height="1.27cm" svg:x="8.188cm" svg:y="7.542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4" draw:text-style-name="P5" xml:id="id12" draw:id="id12" draw:layer="layout" svg:width="1.905cm" svg:height="1.27cm" svg:x="14.091cm" svg:y="12.7cm">
          <text:p text:style-name="P1">DP</text:p>
          <draw:enhanced-geometry svg:viewBox="0 0 21600 21600" draw:type="rectangle" draw:enhanced-path="M 0 0 L 21600 0 21600 21600 0 21600 0 0 Z N"/>
        </draw:custom-shape>
        <draw:custom-shape draw:style-name="gr14" draw:text-style-name="P5" xml:id="id2" draw:id="id2" draw:layer="layout" svg:width="1.905cm" svg:height="1.27cm" svg:x="8.194cm" svg:y="4.936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4" draw:text-style-name="P5" xml:id="id4" draw:id="id4" draw:layer="layout" svg:width="1.905cm" svg:height="1.27cm" svg:x="8.186cm" svg:y="9.941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6" draw:id="id6" draw:layer="layout" svg:width="1.905cm" svg:height="1.27cm" svg:x="10.934cm" svg:y="4.936cm">
          <text:p text:style-name="P1">LS</text:p>
          <draw:enhanced-geometry svg:viewBox="0 0 21600 21600" draw:type="rectangle" draw:enhanced-path="M 0 0 L 21600 0 21600 21600 0 21600 0 0 Z N"/>
        </draw:custom-shape>
        <draw:custom-shape draw:style-name="gr15" draw:text-style-name="P3" xml:id="id9" draw:id="id9" draw:layer="layout" svg:width="4.445cm" svg:height="1.212cm" svg:x="11.493cm" svg:y="9.956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16" draw:text-style-name="P3" xml:id="id5" draw:id="id5" draw:layer="layout" svg:width="4.445cm" svg:height="1.27cm" svg:x="11.493cm" svg:y="7.542cm">
          <text:p text:style-name="P1">ROM</text:p>
          <draw:enhanced-geometry svg:viewBox="0 0 21600 21600" draw:type="rectangle" draw:enhanced-path="M 0 0 L 21600 0 21600 21600 0 21600 0 0 Z N"/>
        </draw:custom-shape>
        <draw:custom-shape draw:style-name="gr17" draw:text-style-name="P11" xml:id="id7" draw:id="id7" draw:layer="layout" svg:width="3.175cm" svg:height="1.27cm" svg:x="3.711cm" svg:y="9.941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8" draw:text-style-name="P11" xml:id="id8" draw:id="id8" draw:layer="layout" svg:width="3.81cm" svg:height="1.27cm" svg:x="7.206cm" svg:y="12.691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19" draw:text-style-name="P4" xml:id="id1" draw:id="id1" draw:layer="layout" svg:width="4.157cm" svg:height="1.27cm" svg:x="7.094cm" svg:y="2.396cm">
          <text:p text:style-name="P1">Control Unit</text:p>
          <draw:enhanced-geometry svg:viewBox="0 0 21600 21600" draw:type="rectangle" draw:enhanced-path="M 0 0 L 21600 0 21600 21600 0 21600 0 0 Z N"/>
        </draw:custom-shape>
        <draw:connector draw:style-name="gr20" draw:text-style-name="P12" draw:layer="layout" draw:type="line" svg:x1="9.172cm" svg:y1="3.666cm" svg:x2="9.146cm" svg:y2="4.936cm" draw:start-shape="id1" draw:end-shape="id2" draw:end-glue-point="0" svg:d="M9172 3666l-26 1270" svg:viewBox="0 0 27 1271">
          <text:p/>
        </draw:connector>
        <draw:connector draw:style-name="gr21" draw:text-style-name="P12" draw:layer="layout" draw:type="line" svg:x1="9.146cm" svg:y1="6.206cm" svg:x2="9.14cm" svg:y2="7.542cm" draw:start-shape="id2" draw:start-glue-point="2" draw:end-shape="id3" draw:end-glue-point="0" svg:d="M9146 6206l-6 1336" svg:viewBox="0 0 7 1337">
          <text:p/>
        </draw:connector>
        <draw:connector draw:style-name="gr22" draw:text-style-name="P12" draw:layer="layout" draw:type="line" svg:x1="9.138cm" svg:y1="9.941cm" svg:x2="9.14cm" svg:y2="8.812cm" draw:start-shape="id4" draw:start-glue-point="0" draw:end-shape="id3" draw:end-glue-point="2" svg:d="M9138 9941l2-1129" svg:viewBox="0 0 3 1130">
          <text:p/>
        </draw:connector>
        <draw:connector draw:style-name="gr23" draw:text-style-name="P12" draw:layer="layout" draw:type="line" svg:x1="11.493cm" svg:y1="8.177cm" svg:x2="10.093cm" svg:y2="8.177cm" draw:start-shape="id5" draw:start-glue-point="3" draw:end-shape="id3" draw:end-glue-point="1" svg:d="M11493 8177h-1400" svg:viewBox="0 0 1401 1">
          <text:p/>
        </draw:connector>
        <draw:connector draw:style-name="gr24" draw:text-style-name="P12" draw:layer="layout" draw:line-skew="-0.033cm" svg:x1="11.886cm" svg:y1="6.206cm" svg:x2="9.14cm" svg:y2="7.542cm" draw:start-shape="id6" draw:start-glue-point="2" draw:end-shape="id3" draw:end-glue-point="0" svg:d="M11886 6206v635h-2746v701" svg:viewBox="0 0 2747 1337">
          <text:p/>
        </draw:connector>
        <draw:connector draw:style-name="gr25" draw:text-style-name="P12" draw:layer="layout" draw:line-skew="-1.03cm" svg:x1="8.188cm" svg:y1="8.177cm" svg:x2="7.094cm" svg:y2="3.031cm" draw:start-shape="id3" draw:start-glue-point="3" draw:end-shape="id1" draw:end-glue-point="3" svg:d="M8188 8177h-2652v-5146h1558" svg:viewBox="0 0 2653 5147">
          <text:p/>
        </draw:connector>
        <draw:connector draw:style-name="gr26" draw:text-style-name="P12" draw:layer="layout" draw:type="line" svg:x1="8.186cm" svg:y1="10.576cm" svg:x2="6.886cm" svg:y2="10.576cm" draw:start-shape="id4" draw:start-glue-point="3" draw:end-shape="id7" draw:end-glue-point="1" svg:d="M8186 10576h-1300" svg:viewBox="0 0 1301 1">
          <text:p/>
        </draw:connector>
        <draw:connector draw:style-name="gr27" draw:text-style-name="P12" draw:layer="layout" draw:type="line" svg:x1="9.111cm" svg:y1="12.691cm" svg:x2="9.138cm" svg:y2="11.211cm" draw:start-shape="id8" draw:start-glue-point="0" draw:end-shape="id4" draw:end-glue-point="2" svg:d="M9111 12691l27-1480" svg:viewBox="0 0 28 1481">
          <text:p/>
        </draw:connector>
        <draw:connector draw:style-name="gr28" draw:text-style-name="P12" draw:layer="layout" draw:type="line" svg:x1="10.091cm" svg:y1="10.576cm" svg:x2="11.493cm" svg:y2="10.562cm" draw:start-shape="id4" draw:start-glue-point="1" draw:end-shape="id9" draw:end-glue-point="3" svg:d="M10091 10576l1402-14" svg:viewBox="0 0 1403 15">
          <text:p/>
        </draw:connector>
        <draw:connector draw:style-name="gr29" draw:text-style-name="P12" draw:layer="layout" svg:x1="17.908cm" svg:y1="6.206cm" svg:x2="15.938cm" svg:y2="10.562cm" draw:start-shape="id10" draw:start-glue-point="2" draw:end-shape="id9" draw:end-glue-point="1" svg:d="M17908 6206v4356h-1970" svg:viewBox="0 0 1971 4357">
          <text:p/>
        </draw:connector>
        <draw:frame draw:style-name="gr30" draw:text-style-name="P13" draw:layer="layout" svg:width="2.123cm" svg:height="0.645cm" svg:x="13.781cm" svg:y="6.985cm">
          <draw:text-box>
            <text:p><text:span text:style-name="T6">address in</text:span></text:p>
          </draw:text-box>
        </draw:frame>
        <draw:frame draw:style-name="gr31" draw:text-style-name="P13" draw:layer="layout" svg:width="0.781cm" svg:height="0.763cm" svg:x="11.841cm" svg:y="6.15cm">
          <draw:text-box>
            <text:p><text:span text:style-name="T2">Z</text:span></text:p>
          </draw:text-box>
        </draw:frame>
        <draw:frame draw:style-name="gr32" draw:text-style-name="P13" draw:layer="layout" svg:width="1.239cm" svg:height="0.763cm" svg:x="9.087cm" svg:y="6.13cm">
          <draw:text-box>
            <text:p><text:span text:style-name="T2">A,V</text:span></text:p>
          </draw:text-box>
        </draw:frame>
        <draw:frame draw:style-name="gr31" draw:text-style-name="P13" draw:layer="layout" svg:width="0.781cm" svg:height="0.763cm" svg:x="9.082cm" svg:y="9.19cm">
          <draw:text-box>
            <text:p><text:span text:style-name="T2">Z</text:span></text:p>
          </draw:text-box>
        </draw:frame>
        <draw:connector draw:style-name="gr33" draw:text-style-name="P12" draw:layer="layout" svg:x1="16.956cm" svg:y1="5.571cm" svg:x2="13.715cm" svg:y2="7.542cm" draw:start-shape="id10" draw:start-glue-point="3" draw:end-shape="id5" draw:end-glue-point="0" svg:d="M16956 5571h-3241v1971" svg:viewBox="0 0 3242 1972">
          <text:p/>
        </draw:connector>
        <draw:connector draw:style-name="gr34" draw:text-style-name="P12" draw:layer="layout" draw:type="curve" svg:x1="11.251cm" svg:y1="3.031cm" svg:x2="13.903cm" svg:y2="1.441cm" draw:start-shape="id1" draw:start-glue-point="1" svg:d="M11251 3031c2383 0 1058-1590 2652-1590" svg:viewBox="0 0 2653 1591">
          <text:p/>
        </draw:connector>
        <draw:connector draw:style-name="gr35" draw:text-style-name="P12" draw:layer="layout" draw:type="curve" svg:x1="11.251cm" svg:y1="3.031cm" svg:x2="13.967cm" svg:y2="2.086cm" draw:start-shape="id1" draw:start-glue-point="1" svg:d="M11251 3031c2431 0 1074-945 2716-945" svg:viewBox="0 0 2717 946">
          <text:p/>
        </draw:connector>
        <draw:connector draw:style-name="gr36" draw:text-style-name="P12" draw:layer="layout" draw:type="curve" svg:x1="11.251cm" svg:y1="3.031cm" svg:x2="13.989cm" svg:y2="2.796cm" draw:start-shape="id1" draw:start-glue-point="1" svg:d="M11251 3031c2448 0 1079-235 2738-235" svg:viewBox="0 0 2739 236">
          <text:p/>
        </draw:connector>
        <draw:connector draw:style-name="gr37" draw:text-style-name="P12" draw:layer="layout" draw:type="curve" svg:x1="11.251cm" svg:y1="3.031cm" svg:x2="14.01cm" svg:y2="4.173cm" draw:start-shape="id1" draw:start-glue-point="1" svg:d="M11251 3031c2464 0 1085 1142 2759 1142" svg:viewBox="0 0 2760 1143">
          <text:p/>
        </draw:connector>
        <draw:frame draw:style-name="gr7" draw:text-style-name="P6" draw:layer="layout" svg:width="0.784cm" svg:height="0.763cm" svg:x="13.236cm" svg:y="3.031cm">
          <draw:text-box>
            <text:p><text:span text:style-name="T2">⋮</text:span></text:p>
          </draw:text-box>
        </draw:frame>
        <draw:frame draw:style-name="gr38" draw:text-style-name="P14" draw:layer="layout" svg:width="5.506cm" svg:height="0.725cm" svg:x="11.321cm" svg:y="0.486cm">
          <draw:text-box>
            <text:p><text:span text:style-name="T3">Control signals to modules</text:span></text:p>
          </draw:text-box>
        </draw:frame>
        <draw:frame draw:style-name="gr30" draw:text-style-name="P13" draw:layer="layout" svg:width="2.123cm" svg:height="0.645cm" svg:x="13.815cm" svg:y="11.102cm">
          <draw:text-box>
            <text:p><text:span text:style-name="T6">address in</text:span></text:p>
          </draw:text-box>
        </draw:frame>
        <draw:frame draw:style-name="gr39" draw:text-style-name="P13" draw:layer="layout" svg:width="2.136cm" svg:height="0.645cm" svg:x="16.411cm" svg:y="10.562cm">
          <draw:text-box>
            <text:p><text:span text:style-name="T6">data in/out</text:span></text:p>
          </draw:text-box>
        </draw:frame>
        <draw:frame draw:style-name="gr40" draw:text-style-name="P13" draw:layer="layout" svg:width="1.357cm" svg:height="1.039cm" svg:x="10.174cm" svg:y="10.731cm">
          <draw:text-box>
            <text:p text:style-name="P15"><text:span text:style-name="T6">data </text:span><text:span text:style-name="T6"><text:line-break/></text:span><text:span text:style-name="T6">in/out</text:span></text:p>
          </draw:text-box>
        </draw:frame>
        <draw:frame draw:style-name="gr41" draw:text-style-name="P13" draw:layer="layout" svg:width="1.281cm" svg:height="1.039cm" svg:x="10.265cm" svg:y="8.277cm">
          <draw:text-box>
            <text:p text:style-name="P15"><text:span text:style-name="T6">data </text:span><text:span text:style-name="T6"><text:line-break/></text:span><text:span text:style-name="T6">out</text:span></text:p>
          </draw:text-box>
        </draw:frame>
        <draw:frame draw:style-name="gr32" draw:text-style-name="P13" draw:layer="layout" svg:width="1.239cm" svg:height="0.763cm" svg:x="9.088cm" svg:y="3.631cm">
          <draw:text-box>
            <text:p><text:span text:style-name="T2">A,V</text:span></text:p>
          </draw:text-box>
        </draw:frame>
        <draw:frame draw:style-name="gr42" draw:text-style-name="P13" draw:layer="layout" svg:width="0.718cm" svg:height="0.683cm" svg:x="9.536cm" svg:y="4.848cm">
          <draw:text-box>
            <text:p><text:span text:style-name="T7">4</text:span></text:p>
          </draw:text-box>
        </draw:frame>
        <draw:frame draw:style-name="gr42" draw:text-style-name="P13" draw:layer="layout" svg:width="0.718cm" svg:height="0.683cm" svg:x="12.27cm" svg:y="4.849cm">
          <draw:text-box>
            <text:p><text:span text:style-name="T7">8</text:span></text:p>
          </draw:text-box>
        </draw:frame>
        <draw:frame draw:style-name="gr43" draw:text-style-name="P13" draw:layer="layout" svg:width="0.934cm" svg:height="0.683cm" svg:x="18.116cm" svg:y="4.85cm">
          <draw:text-box>
            <text:p><text:span text:style-name="T7">16</text:span></text:p>
          </draw:text-box>
        </draw:frame>
        <draw:frame draw:style-name="gr43" draw:text-style-name="P13" draw:layer="layout" svg:width="0.934cm" svg:height="0.683cm" svg:x="15.26cm" svg:y="12.617cm">
          <draw:text-box>
            <text:p><text:span text:style-name="T7">16</text:span></text:p>
          </draw:text-box>
        </draw:frame>
        <draw:frame draw:style-name="gr42" draw:text-style-name="P13" draw:layer="layout" svg:width="0.718cm" svg:height="0.683cm" svg:x="12.872cm" svg:y="12.618cm">
          <draw:text-box>
            <text:p><text:span text:style-name="T7">8</text:span></text:p>
          </draw:text-box>
        </draw:frame>
        <draw:frame draw:style-name="gr42" draw:text-style-name="P13" draw:layer="layout" svg:width="0.718cm" svg:height="0.683cm" svg:x="9.528cm" svg:y="9.863cm">
          <draw:text-box>
            <text:p><text:span text:style-name="T7">8</text:span></text:p>
          </draw:text-box>
        </draw:frame>
        <draw:frame draw:style-name="gr42" draw:text-style-name="P13" draw:layer="layout" svg:width="0.718cm" svg:height="0.683cm" svg:x="9.55cm" svg:y="7.498cm">
          <draw:text-box>
            <text:p><text:span text:style-name="T7">8</text:span></text:p>
          </draw:text-box>
        </draw:frame>
        <draw:custom-shape draw:style-name="gr44" draw:text-style-name="P4" xml:id="id11" draw:id="id11" draw:layer="layout" svg:width="2.252cm" svg:height="1.27cm" svg:x="21.878cm" svg:y="12.929cm">
          <text:p text:style-name="P1">Clock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84cm" svg:height="0.763cm" svg:x="17.78cm" svg:y="13.436cm">
          <draw:text-box>
            <text:p><text:span text:style-name="T2">⋮</text:span></text:p>
          </draw:text-box>
        </draw:frame>
        <draw:connector draw:style-name="gr45" draw:text-style-name="P12" draw:layer="layout" draw:type="curve" svg:x1="21.878cm" svg:y1="13.564cm" svg:x2="18.124cm" svg:y2="12.54cm" draw:start-shape="id11" draw:start-glue-point="3" svg:d="M21878 13564c-3210 0-1333-1024-3754-1024" svg:viewBox="0 0 3755 1025">
          <text:p/>
        </draw:connector>
        <draw:connector draw:style-name="gr46" draw:text-style-name="P12" draw:layer="layout" draw:type="curve" svg:x1="21.878cm" svg:y1="13.564cm" svg:x2="18.038cm" svg:y2="13.099cm" draw:start-shape="id11" draw:start-glue-point="3" svg:d="M21878 13564c-3274 0-1355-465-3840-465" svg:viewBox="0 0 3841 466">
          <text:p/>
        </draw:connector>
        <draw:connector draw:style-name="gr47" draw:text-style-name="P12" draw:layer="layout" draw:type="curve" svg:x1="21.878cm" svg:y1="13.564cm" svg:x2="18.038cm" svg:y2="11.894cm" draw:start-shape="id11" draw:start-glue-point="3" svg:d="M21878 13564c-3274 0-1355-1670-3840-1670" svg:viewBox="0 0 3841 1671">
          <text:p/>
        </draw:connector>
        <draw:connector draw:style-name="gr48" draw:text-style-name="P12" draw:layer="layout" draw:type="curve" svg:x1="21.878cm" svg:y1="13.564cm" svg:x2="18.038cm" svg:y2="14.605cm" draw:start-shape="id11" draw:start-glue-point="3" svg:d="M21878 13564c-3274 0-1355 1041-3840 1041" svg:viewBox="0 0 3841 1042">
          <text:p/>
        </draw:connector>
        <draw:frame draw:style-name="gr49" draw:text-style-name="P14" draw:layer="layout" svg:width="4.985cm" svg:height="0.725cm" svg:x="16.473cm" svg:y="14.796cm">
          <draw:text-box>
            <text:p><text:span text:style-name="T3">Clock signal to modules</text:span></text:p>
          </draw:text-box>
        </draw:frame>
        <draw:connector draw:style-name="gr50" draw:text-style-name="P12" draw:layer="layout" svg:x1="15.043cm" svg:y1="12.7cm" svg:x2="13.715cm" svg:y2="11.168cm" draw:start-shape="id12" draw:start-glue-point="0" draw:end-shape="id9" draw:end-glue-point="2" svg:d="M15043 12700v-766h-1328v-766" svg:viewBox="0 0 1329 1533">
          <text:p/>
        </draw:connector>
        <draw:connector draw:style-name="gr51" draw:text-style-name="P12" draw:layer="layout" svg:x1="12.503cm" svg:y1="12.7cm" svg:x2="13.715cm" svg:y2="11.168cm" draw:start-shape="id13" draw:start-glue-point="0" draw:end-shape="id9" draw:end-glue-point="2" svg:d="M12503 12700v-766h1212v-766" svg:viewBox="0 0 1213 1533">
          <text:p/>
        </draw:connector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2" draw:text-style-name="P3" draw:layer="layout" svg:width="1.27cm" svg:height="1.27cm" svg:x="11.00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.27cm" svg:height="1.27cm" svg:x="12.27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.27cm" svg:height="1.27cm" svg:x="13.54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.27cm" svg:height="1.27cm" svg:x="14.81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.27cm" svg:height="1.27cm" svg:x="16.08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.27cm" svg:height="1.27cm" svg:x="17.35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.27cm" svg:height="1.27cm" svg:x="18.627cm" svg:y="5.191cm">
          <text:p text:style-name="P1">0</text:p>
          <draw:enhanced-geometry svg:viewBox="0 0 21600 21600" draw:type="rectangle" draw:enhanced-path="M 0 0 L 21600 0 21600 21600 0 21600 0 0 Z N"/>
        </draw:custom-shape>
        <draw:line draw:style-name="gr54" draw:text-style-name="P12" draw:layer="layout" svg:x1="11.642cm" svg:y1="7.731cm" svg:x2="11.642cm" svg:y2="6.461cm">
          <text:p/>
        </draw:line>
        <draw:frame draw:style-name="gr55" draw:text-style-name="P13" draw:layer="layout" svg:width="3.851cm" svg:height="0.962cm" svg:x="7.14cm" svg:y="5.388cm">
          <draw:text-box>
            <text:p>Data Array:</text:p>
          </draw:text-box>
        </draw:frame>
        <draw:frame draw:style-name="gr56" draw:text-style-name="P16" draw:layer="layout" svg:width="5.08cm" svg:height="0.977cm" svg:x="9.102cm" svg:y="7.913cm">
          <draw:text-box>
            <text:p text:style-name="P15">Data Pointer</text:p>
          </draw:text-box>
        </draw:frame>
        <draw:frame draw:style-name="gr42" draw:text-style-name="P13" draw:layer="layout" svg:width="0.718cm" svg:height="0.683cm" svg:x="11.259cm" svg:y="4.508cm">
          <draw:text-box>
            <text:p><text:span text:style-name="T7">0</text:span></text:p>
          </draw:text-box>
        </draw:frame>
        <draw:frame draw:style-name="gr42" draw:text-style-name="P13" draw:layer="layout" svg:width="0.718cm" svg:height="0.683cm" svg:x="12.529cm" svg:y="4.508cm">
          <draw:text-box>
            <text:p><text:span text:style-name="T7">1</text:span></text:p>
          </draw:text-box>
        </draw:frame>
        <draw:frame draw:style-name="gr42" draw:text-style-name="P13" draw:layer="layout" svg:width="0.718cm" svg:height="0.683cm" svg:x="13.804cm" svg:y="4.508cm">
          <draw:text-box>
            <text:p><text:span text:style-name="T7">2</text:span></text:p>
          </draw:text-box>
        </draw:frame>
        <draw:frame draw:style-name="gr42" draw:text-style-name="P13" draw:layer="layout" svg:width="0.718cm" svg:height="0.683cm" svg:x="15.069cm" svg:y="4.508cm">
          <draw:text-box>
            <text:p><text:span text:style-name="T7">3</text:span></text:p>
          </draw:text-box>
        </draw:frame>
        <draw:frame draw:style-name="gr42" draw:text-style-name="P13" draw:layer="layout" svg:width="0.718cm" svg:height="0.683cm" svg:x="16.296cm" svg:y="4.509cm">
          <draw:text-box>
            <text:p><text:span text:style-name="T7">4</text:span></text:p>
          </draw:text-box>
        </draw:frame>
        <draw:frame draw:style-name="gr42" draw:text-style-name="P13" draw:layer="layout" svg:width="0.718cm" svg:height="0.683cm" svg:x="17.566cm" svg:y="4.509cm">
          <draw:text-box>
            <text:p><text:span text:style-name="T7">5</text:span></text:p>
          </draw:text-box>
        </draw:frame>
        <draw:frame draw:style-name="gr42" draw:text-style-name="P13" draw:layer="layout" svg:width="0.718cm" svg:height="0.683cm" svg:x="18.841cm" svg:y="4.509cm">
          <draw:text-box>
            <text:p><text:span text:style-name="T7">6</text:span></text:p>
          </draw:text-box>
        </draw:frame>
        <draw:frame draw:style-name="gr57" draw:text-style-name="P13" draw:layer="layout" svg:width="0.832cm" svg:height="0.683cm" svg:x="20.118cm" svg:y="4.445cm">
          <draw:text-box>
            <text:p><text:span text:style-name="T7">...</text:span></text:p>
          </draw:text-box>
        </draw:frame>
        <draw:frame draw:style-name="gr58" draw:text-style-name="P13" draw:layer="layout" svg:width="2.348cm" svg:height="1.115cm" svg:x="8.727cm" svg:y="4.509cm">
          <draw:text-box>
            <text:p><text:span text:style-name="T7">Address:</text:span></text:p>
          </draw:text-box>
        </draw:frame>
        <draw:custom-shape draw:style-name="gr59" draw:text-style-name="P3" draw:layer="layout" svg:width="1.27cm" svg:height="1.27cm" svg:x="19.897cm" svg:y="5.191cm">
          <text:p text:style-name="P1">0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2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59" draw:text-style-name="P18" draw:layer="layout" svg:width="1.27cm" svg:height="1.27cm" svg:x="24.765cm" svg:y="4.445cm">
          <text:p text:style-name="P17">...</text:p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1.27cm" svg:height="1.27cm" svg:x="5.715cm" svg:y="4.445cm">
          <text:p text:style-name="P17">0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6.985cm" svg:y="4.445cm">
          <text:p text:style-name="P17">0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8.255cm" svg:y="4.445cm">
          <text:p text:style-name="P17">15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9.525cm" svg:y="4.445cm">
          <text:p text:style-name="P17">16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0.795cm" svg:y="4.445cm">
          <text:p text:style-name="P17">17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2.065cm" svg:y="4.445cm">
          <text:p text:style-name="P17">0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3.335cm" svg:y="4.445cm">
          <text:p text:style-name="P17">0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4.605cm" svg:y="4.445cm">
          <text:p text:style-name="P17">0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5.875cm" svg:y="4.445cm">
          <text:p text:style-name="P17">0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7.145cm" svg:y="4.445cm">
          <text:p text:style-name="P17">41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8.415cm" svg:y="4.445cm">
          <text:p text:style-name="P17">0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19.685cm" svg:y="4.445cm">
          <text:p text:style-name="P17">0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20.955cm" svg:y="4.445cm">
          <text:p text:style-name="P17">0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22.225cm" svg:y="4.445cm">
          <text:p text:style-name="P17">0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23.495cm" svg:y="4.445cm">
          <text:p text:style-name="P17">0</text:p>
          <draw:enhanced-geometry svg:viewBox="0 0 21600 21600" draw:type="rectangle" draw:enhanced-path="M 0 0 L 21600 0 21600 21600 0 21600 0 0 Z N"/>
        </draw:custom-shape>
        <draw:line draw:style-name="gr54" draw:text-style-name="P12" draw:layer="layout" svg:x1="11.43cm" svg:y1="7.111cm" svg:x2="11.43cm" svg:y2="5.841cm">
          <text:p/>
        </draw:line>
        <draw:frame draw:style-name="gr55" draw:text-style-name="P20" draw:layer="layout" svg:width="3.851cm" svg:height="0.962cm" svg:x="1.693cm" svg:y="4.553cm">
          <draw:text-box>
            <text:p text:style-name="P19">Data (RAM)</text:p>
          </draw:text-box>
        </draw:frame>
        <draw:frame draw:style-name="gr60" draw:text-style-name="P22" draw:layer="layout" svg:width="5.08cm" svg:height="1.673cm" svg:x="8.89cm" svg:y="7.293cm">
          <draw:text-box>
            <text:p text:style-name="P21">Data Pointer<text:line-break/>(DP = 4)</text:p>
          </draw:text-box>
        </draw:frame>
        <draw:frame draw:style-name="gr42" draw:text-style-name="P20" draw:layer="layout" svg:width="0.718cm" svg:height="0.683cm" svg:x="5.967cm" svg:y="3.762cm">
          <draw:text-box>
            <text:p text:style-name="P19"><text:span text:style-name="T7">0</text:span></text:p>
          </draw:text-box>
        </draw:frame>
        <draw:frame draw:style-name="gr42" draw:text-style-name="P20" draw:layer="layout" svg:width="0.718cm" svg:height="0.683cm" svg:x="7.237cm" svg:y="3.762cm">
          <draw:text-box>
            <text:p text:style-name="P19"><text:span text:style-name="T7">1</text:span></text:p>
          </draw:text-box>
        </draw:frame>
        <draw:frame draw:style-name="gr42" draw:text-style-name="P20" draw:layer="layout" svg:width="0.718cm" svg:height="0.683cm" svg:x="8.512cm" svg:y="3.762cm">
          <draw:text-box>
            <text:p text:style-name="P19"><text:span text:style-name="T7">2</text:span></text:p>
          </draw:text-box>
        </draw:frame>
        <draw:frame draw:style-name="gr42" draw:text-style-name="P20" draw:layer="layout" svg:width="0.718cm" svg:height="0.683cm" svg:x="9.777cm" svg:y="3.762cm">
          <draw:text-box>
            <text:p text:style-name="P19"><text:span text:style-name="T7">3</text:span></text:p>
          </draw:text-box>
        </draw:frame>
        <draw:frame draw:style-name="gr42" draw:text-style-name="P20" draw:layer="layout" svg:width="0.718cm" svg:height="0.683cm" svg:x="11.004cm" svg:y="3.763cm">
          <draw:text-box>
            <text:p text:style-name="P19"><text:span text:style-name="T7">4</text:span></text:p>
          </draw:text-box>
        </draw:frame>
        <draw:frame draw:style-name="gr42" draw:text-style-name="P20" draw:layer="layout" svg:width="0.718cm" svg:height="0.683cm" svg:x="12.274cm" svg:y="3.763cm">
          <draw:text-box>
            <text:p text:style-name="P19"><text:span text:style-name="T7">5</text:span></text:p>
          </draw:text-box>
        </draw:frame>
        <draw:frame draw:style-name="gr42" draw:text-style-name="P20" draw:layer="layout" svg:width="0.718cm" svg:height="0.683cm" svg:x="13.549cm" svg:y="3.763cm">
          <draw:text-box>
            <text:p text:style-name="P19"><text:span text:style-name="T7">6</text:span></text:p>
          </draw:text-box>
        </draw:frame>
        <draw:frame draw:style-name="gr42" draw:text-style-name="P20" draw:layer="layout" svg:width="0.718cm" svg:height="0.683cm" svg:x="14.814cm" svg:y="3.763cm">
          <draw:text-box>
            <text:p text:style-name="P19"><text:span text:style-name="T7">7</text:span></text:p>
          </draw:text-box>
        </draw:frame>
        <draw:frame draw:style-name="gr42" draw:text-style-name="P20" draw:layer="layout" svg:width="0.718cm" svg:height="0.683cm" svg:x="16.136cm" svg:y="3.762cm">
          <draw:text-box>
            <text:p text:style-name="P19"><text:span text:style-name="T7">8</text:span></text:p>
          </draw:text-box>
        </draw:frame>
        <draw:frame draw:style-name="gr42" draw:text-style-name="P20" draw:layer="layout" svg:width="0.718cm" svg:height="0.683cm" svg:x="17.406cm" svg:y="3.762cm">
          <draw:text-box>
            <text:p text:style-name="P19"><text:span text:style-name="T7">9</text:span></text:p>
          </draw:text-box>
        </draw:frame>
        <draw:frame draw:style-name="gr43" draw:text-style-name="P20" draw:layer="layout" svg:width="0.934cm" svg:height="0.683cm" svg:x="18.681cm" svg:y="3.762cm">
          <draw:text-box>
            <text:p text:style-name="P19"><text:span text:style-name="T7">10</text:span></text:p>
          </draw:text-box>
        </draw:frame>
        <draw:frame draw:style-name="gr43" draw:text-style-name="P20" draw:layer="layout" svg:width="0.934cm" svg:height="0.683cm" svg:x="19.946cm" svg:y="3.762cm">
          <draw:text-box>
            <text:p text:style-name="P19"><text:span text:style-name="T7">11</text:span></text:p>
          </draw:text-box>
        </draw:frame>
        <draw:frame draw:style-name="gr43" draw:text-style-name="P20" draw:layer="layout" svg:width="0.934cm" svg:height="0.683cm" svg:x="21.173cm" svg:y="3.763cm">
          <draw:text-box>
            <text:p text:style-name="P19"><text:span text:style-name="T7">12</text:span></text:p>
          </draw:text-box>
        </draw:frame>
        <draw:frame draw:style-name="gr43" draw:text-style-name="P20" draw:layer="layout" svg:width="0.934cm" svg:height="0.683cm" svg:x="22.443cm" svg:y="3.763cm">
          <draw:text-box>
            <text:p text:style-name="P19"><text:span text:style-name="T7">13</text:span></text:p>
          </draw:text-box>
        </draw:frame>
        <draw:frame draw:style-name="gr43" draw:text-style-name="P20" draw:layer="layout" svg:width="0.934cm" svg:height="0.683cm" svg:x="23.718cm" svg:y="3.763cm">
          <draw:text-box>
            <text:p text:style-name="P19"><text:span text:style-name="T7">14</text:span></text:p>
          </draw:text-box>
        </draw:frame>
        <draw:frame draw:style-name="gr57" draw:text-style-name="P20" draw:layer="layout" svg:width="0.832cm" svg:height="0.683cm" svg:x="24.983cm" svg:y="3.763cm">
          <draw:text-box>
            <text:p text:style-name="P19"><text:span text:style-name="T7">...</text:span></text:p>
          </draw:text-box>
        </draw:frame>
        <draw:frame draw:style-name="gr58" draw:text-style-name="P20" draw:layer="layout" svg:width="2.348cm" svg:height="1.115cm" svg:x="3.435cm" svg:y="3.763cm">
          <draw:text-box>
            <text:p text:style-name="P19"><text:span text:style-name="T7">Address:</text:span></text:p>
          </draw:text-box>
        </draw:frame>
        <presentation:notes draw:style-name="dp1">
          <draw:page-thumbnail draw:style-name="gr12" draw:layer="layout" svg:width="19.798cm" svg:height="11.136cm" svg:x="0.6cm" svg:y="2.257cm" draw:page-number="5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2T10:53:00.863340530</meta:creation-date>
    <dc:date>2023-10-25T23:05:27.383064907</dc:date>
    <meta:editing-duration>PT2H33M36S</meta:editing-duration>
    <meta:editing-cycles>11</meta:editing-cycles>
    <meta:generator>LibreOffice/7.3.7.2$Linux_X86_64 LibreOffice_project/30$Build-2</meta:generator>
    <meta:document-statistic meta:object-count="183"/>
  </office:meta>
</office:document-meta>
</file>